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inglecycle</text:p>
          </table:table-cell>
          <table:table-cell table:number-columns-repeated="9"/>
          <table:table-cell office:value-type="string" calcext:value-type="string">
            <text:p>pipeline</text:p>
          </table:table-cell>
          <table:table-cell table:number-columns-repeated="7"/>
          <table:table-cell office:value-type="string" calcext:value-type="string">
            <text:p>total instructions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RAM CL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Instr/cycle</text:p>
          </table:table-cell>
          <table:table-cell office:value-type="string" calcext:value-type="string">
            <text:p>latency/instr(ns)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total time(us)</text:p>
          </table:table-cell>
          <table:table-cell table:number-columns-repeated="2"/>
          <table:table-cell office:value-type="string" calcext:value-type="string">
            <text:p>LAT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RAM CL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Instr/cycle</text:p>
          </table:table-cell>
          <table:table-cell office:value-type="string" calcext:value-type="string">
            <text:p>latency/instr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total time(us)</text:p>
          </table:table-cell>
          <table:table-cell office:value-type="float" office:value="5404" calcext:value-type="float">
            <text:p>5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9.7" calcext:value-type="float">
            <text:p>69.7</text:p>
          </table:table-cell>
          <table:table-cell table:formula="of:=1/[.E3]" office:value-type="float" office:value="1.2769245003701" calcext:value-type="float">
            <text:p>1.2769245003701</text:p>
          </table:table-cell>
          <table:table-cell table:formula="of:=[.S2]/[.B11]" office:value-type="float" office:value="0.783131657126295" calcext:value-type="float">
            <text:p>0.783131657126295</text:p>
          </table:table-cell>
          <table:table-cell table:formula="of:=(1/[.B3])*[.E3]*1000" office:value-type="float" office:value="20.0802989006742" calcext:value-type="float">
            <text:p>20.0802989006742</text:p>
          </table:table-cell>
          <table:table-cell table:formula="of:=1/([.F3]*0.001)" office:value-type="float" office:value="49.8000555144338" calcext:value-type="float">
            <text:p>49.8000555144338</text:p>
          </table:table-cell>
          <table:table-cell table:formula="of:=(1/[.B3])*[.B11]" office:value-type="float" office:value="176.935897435897" calcext:value-type="float">
            <text:p>176.9358974358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.37" calcext:value-type="float">
            <text:p>53.37</text:p>
          </table:table-cell>
          <table:table-cell office:value-type="float" office:value="139.82" calcext:value-type="float">
            <text:p>139.82</text:p>
          </table:table-cell>
          <table:table-cell table:formula="of:=[.L11]/[.$S$2]" office:value-type="float" office:value="1.62833086602517" calcext:value-type="float">
            <text:p>1.62833086602517</text:p>
          </table:table-cell>
          <table:table-cell table:formula="of:=[.$S$2]/[.L11]" office:value-type="float" office:value="0.614125802602421" calcext:value-type="float">
            <text:p>0.614125802602421</text:p>
          </table:table-cell>
          <table:table-cell table:formula="of:=(1/[.L3])*[.O3]*1000" office:value-type="float" office:value="11.506947772202" calcext:value-type="float">
            <text:p>11.506947772202</text:p>
          </table:table-cell>
          <table:table-cell table:formula="of:=1/([.P3]*0.001)" office:value-type="float" office:value="86.9040183197631" calcext:value-type="float">
            <text:p>86.9040183197631</text:p>
          </table:table-cell>
          <table:table-cell table:formula="of:=(1/[.L3])*[.L11]" office:value-type="float" office:value="164.877271875586" calcext:value-type="float">
            <text:p>164.87727187558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.66" calcext:value-type="float">
            <text:p>38.66</text:p>
          </table:table-cell>
          <table:table-cell office:value-type="float" office:value="67.47" calcext:value-type="float">
            <text:p>67.47</text:p>
          </table:table-cell>
          <table:table-cell table:formula="of:=1/[.E4]" office:value-type="float" office:value="1.27706328645448" calcext:value-type="float">
            <text:p>1.27706328645448</text:p>
          </table:table-cell>
          <table:table-cell table:formula="of:=[.S2]/[.B12]" office:value-type="float" office:value="0.783046549538127" calcext:value-type="float">
            <text:p>0.783046549538127</text:p>
          </table:table-cell>
          <table:table-cell table:formula="of:=(1/[.B4])*[.E3]*1000" office:value-type="float" office:value="20.2568974942135" calcext:value-type="float">
            <text:p>20.2568974942135</text:p>
          </table:table-cell>
          <table:table-cell table:formula="of:=1/([.F4]*0.001)" office:value-type="float" office:value="49.3659011843079" calcext:value-type="float">
            <text:p>49.3659011843079</text:p>
          </table:table-cell>
          <table:table-cell table:formula="of:=(1/[.B4])*[.B11]" office:value-type="float" office:value="178.491981376099" calcext:value-type="float">
            <text:p>178.4919813760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0.15" calcext:value-type="float">
            <text:p>60.15</text:p>
          </table:table-cell>
          <table:table-cell office:value-type="float" office:value="159.59" calcext:value-type="float">
            <text:p>159.59</text:p>
          </table:table-cell>
          <table:table-cell table:formula="of:=[.L12]/[.$S$2]" office:value-type="float" office:value="1.95313656550703" calcext:value-type="float">
            <text:p>1.95313656550703</text:p>
          </table:table-cell>
          <table:table-cell table:formula="of:=[.$S$2]/[.L12]" office:value-type="float" office:value="0.511996968189678" calcext:value-type="float">
            <text:p>0.511996968189678</text:p>
          </table:table-cell>
          <table:table-cell table:formula="of:=(1/[.L4])*[.O3]*1000" office:value-type="float" office:value="10.2099052801732" calcext:value-type="float">
            <text:p>10.2099052801732</text:p>
          </table:table-cell>
          <table:table-cell table:formula="of:=1/([.P4]*0.001)" office:value-type="float" office:value="97.9441015914138" calcext:value-type="float">
            <text:p>97.9441015914138</text:p>
          </table:table-cell>
          <table:table-cell table:formula="of:=(1/[.L4])*[.L11]" office:value-type="float" office:value="146.292601828761" calcext:value-type="float">
            <text:p>146.2926018287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47" calcext:value-type="float">
            <text:p>37.47</text:p>
          </table:table-cell>
          <table:table-cell office:value-type="float" office:value="66.78" calcext:value-type="float">
            <text:p>66.78</text:p>
          </table:table-cell>
          <table:table-cell table:formula="of:=1/[.E5]" office:value-type="float" office:value="0.957785899333827" calcext:value-type="float">
            <text:p>0.957785899333827</text:p>
          </table:table-cell>
          <table:table-cell table:formula="of:=[.S2]/[.B13]" office:value-type="float" office:value="1.04407467336441" calcext:value-type="float">
            <text:p>1.04407467336441</text:p>
          </table:table-cell>
          <table:table-cell table:formula="of:=(1/[.B5])*[.E3]*1000" office:value-type="float" office:value="20.9002310415344" calcext:value-type="float">
            <text:p>20.9002310415344</text:p>
          </table:table-cell>
          <table:table-cell table:formula="of:=1/([.F5]*0.001)" office:value-type="float" office:value="47.8463610288675" calcext:value-type="float">
            <text:p>47.8463610288675</text:p>
          </table:table-cell>
          <table:table-cell table:formula="of:=(1/[.B5])*[.B11]" office:value-type="float" office:value="184.160661862824" calcext:value-type="float">
            <text:p>184.1606618628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6.45" calcext:value-type="float">
            <text:p>56.45</text:p>
          </table:table-cell>
          <table:table-cell office:value-type="float" office:value="140.71" calcext:value-type="float">
            <text:p>140.71</text:p>
          </table:table-cell>
          <table:table-cell table:formula="of:=[.L13]/[.$S$2]" office:value-type="float" office:value="1.55641654330126" calcext:value-type="float">
            <text:p>1.55641654330126</text:p>
          </table:table-cell>
          <table:table-cell table:formula="of:=[.$S$2]/[.L13]" office:value-type="float" office:value="0.642501523325457" calcext:value-type="float">
            <text:p>0.642501523325457</text:p>
          </table:table-cell>
          <table:table-cell table:formula="of:=(1/[.L5])*[.O3]*1000" office:value-type="float" office:value="10.8791107635504" calcext:value-type="float">
            <text:p>10.8791107635504</text:p>
          </table:table-cell>
          <table:table-cell table:formula="of:=1/([.P5]*0.001)" office:value-type="float" office:value="91.9192773871207" calcext:value-type="float">
            <text:p>91.9192773871207</text:p>
          </table:table-cell>
          <table:table-cell table:formula="of:=(1/[.L5])*[.L11]" office:value-type="float" office:value="155.881310894597" calcext:value-type="float">
            <text:p>155.88131089459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29" calcext:value-type="float">
            <text:p>37.29</text:p>
          </table:table-cell>
          <table:table-cell office:value-type="float" office:value="70.67" calcext:value-type="float">
            <text:p>70.67</text:p>
          </table:table-cell>
          <table:table-cell table:formula="of:=1/[.E6]" office:value-type="float" office:value="0.851360103626943" calcext:value-type="float">
            <text:p>0.851360103626943</text:p>
          </table:table-cell>
          <table:table-cell table:formula="of:=[.S2]/[.B14]" office:value-type="float" office:value="1.17459109927729" calcext:value-type="float">
            <text:p>1.17459109927729</text:p>
          </table:table-cell>
          <table:table-cell table:formula="of:=(1/[.B6])*[.E3]*1000" office:value-type="float" office:value="21.0011171125314" calcext:value-type="float">
            <text:p>21.0011171125314</text:p>
          </table:table-cell>
          <table:table-cell table:formula="of:=1/([.F6]*0.001)" office:value-type="float" office:value="47.6165146188009" calcext:value-type="float">
            <text:p>47.6165146188009</text:p>
          </table:table-cell>
          <table:table-cell table:formula="of:=(1/[.B6])*[.B11]" office:value-type="float" office:value="185.049611155806" calcext:value-type="float">
            <text:p>185.04961115580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.82" calcext:value-type="float">
            <text:p>55.82</text:p>
          </table:table-cell>
          <table:table-cell office:value-type="float" office:value="149.63" calcext:value-type="float">
            <text:p>149.63</text:p>
          </table:table-cell>
          <table:table-cell table:formula="of:=[.L14]/[.$S$2]" office:value-type="float" office:value="1.18614683567728" calcext:value-type="float">
            <text:p>1.18614683567728</text:p>
          </table:table-cell>
          <table:table-cell table:formula="of:=[.$S$2]/[.L14]" office:value-type="float" office:value="0.843065942530641" calcext:value-type="float">
            <text:p>0.843065942530641</text:p>
          </table:table-cell>
          <table:table-cell table:formula="of:=(1/[.L6])*[.O3]*1000" office:value-type="float" office:value="11.0018954246224" calcext:value-type="float">
            <text:p>11.0018954246224</text:p>
          </table:table-cell>
          <table:table-cell table:formula="of:=1/([.P6]*0.001)" office:value-type="float" office:value="90.8934289415248" calcext:value-type="float">
            <text:p>90.8934289415248</text:p>
          </table:table-cell>
          <table:table-cell table:formula="of:=(1/[.L6])*[.L11]" office:value-type="float" office:value="157.640630598352" calcext:value-type="float">
            <text:p>157.64063059835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.49" calcext:value-type="float">
            <text:p>38.49</text:p>
          </table:table-cell>
          <table:table-cell office:value-type="float" office:value="60.29" calcext:value-type="float">
            <text:p>60.29</text:p>
          </table:table-cell>
          <table:table-cell table:formula="of:=1/[.E7]" office:value-type="float" office:value="0.798147205773501" calcext:value-type="float">
            <text:p>0.798147205773501</text:p>
          </table:table-cell>
          <table:table-cell table:formula="of:=[.S2]/[.B15]" office:value-type="float" office:value="1.25290171132138" calcext:value-type="float">
            <text:p>1.25290171132138</text:p>
          </table:table-cell>
          <table:table-cell table:formula="of:=(1/[.B7])*[.E3]*1000" office:value-type="float" office:value="20.346366773871" calcext:value-type="float">
            <text:p>20.346366773871</text:p>
          </table:table-cell>
          <table:table-cell table:formula="of:=1/([.F7]*0.001)" office:value-type="float" office:value="49.148824019245" calcext:value-type="float">
            <text:p>49.148824019245</text:p>
          </table:table-cell>
          <table:table-cell table:formula="of:=(1/[.B7])*[.B11]" office:value-type="float" office:value="179.28033255391" calcext:value-type="float">
            <text:p>179.2803325539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3.81" calcext:value-type="float">
            <text:p>53.81</text:p>
          </table:table-cell>
          <table:table-cell office:value-type="float" office:value="145.33" calcext:value-type="float">
            <text:p>145.33</text:p>
          </table:table-cell>
          <table:table-cell table:formula="of:=[.L15]/[.$S$2]" office:value-type="float" office:value="1.11209289415248" calcext:value-type="float">
            <text:p>1.11209289415248</text:p>
          </table:table-cell>
          <table:table-cell table:formula="of:=[.$S$2]/[.L15]" office:value-type="float" office:value="0.899205457797745" calcext:value-type="float">
            <text:p>0.899205457797745</text:p>
          </table:table-cell>
          <table:table-cell table:formula="of:=(1/[.L7])*[.O3]*1000" office:value-type="float" office:value="11.4128563947672" calcext:value-type="float">
            <text:p>11.4128563947672</text:p>
          </table:table-cell>
          <table:table-cell table:formula="of:=1/([.P7]*0.001)" office:value-type="float" office:value="87.6204839008142" calcext:value-type="float">
            <text:p>87.6204839008142</text:p>
          </table:table-cell>
          <table:table-cell table:formula="of:=(1/[.L7])*[.L11]" office:value-type="float" office:value="163.529083813418" calcext:value-type="float">
            <text:p>163.5290838134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.54" calcext:value-type="float">
            <text:p>39.54</text:p>
          </table:table-cell>
          <table:table-cell office:value-type="float" office:value="66.71" calcext:value-type="float">
            <text:p>66.71</text:p>
          </table:table-cell>
          <table:table-cell table:formula="of:=1/[.E8]" office:value-type="float" office:value="1.53243893412287" calcext:value-type="float">
            <text:p>1.53243893412287</text:p>
          </table:table-cell>
          <table:table-cell table:formula="of:=[.S2]/[.B16]" office:value-type="float" office:value="0.652554550614034" calcext:value-type="float">
            <text:p>0.652554550614034</text:p>
          </table:table-cell>
          <table:table-cell table:formula="of:=(1/[.B8])*[.E3]*1000" office:value-type="float" office:value="19.8060611311658" calcext:value-type="float">
            <text:p>19.8060611311658</text:p>
          </table:table-cell>
          <table:table-cell table:formula="of:=1/([.F8]*0.001)" office:value-type="float" office:value="50.4895947446336" calcext:value-type="float">
            <text:p>50.4895947446336</text:p>
          </table:table-cell>
          <table:table-cell table:formula="of:=(1/[.B8])*[.B11]" office:value-type="float" office:value="174.51947395043" calcext:value-type="float">
            <text:p>174.5194739504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8.34" calcext:value-type="float">
            <text:p>58.34</text:p>
          </table:table-cell>
          <table:table-cell office:value-type="float" office:value="155.21" calcext:value-type="float">
            <text:p>155.21</text:p>
          </table:table-cell>
          <table:table-cell table:formula="of:=[.L16]/[.$S$2]" office:value-type="float" office:value="0" calcext:value-type="float">
            <text:p>0</text:p>
          </table:table-cell>
          <table:table-cell table:formula="of:=[.$S$2]/[.L16]" office:value-type="string" office:string-value="" calcext:value-type="error">
            <text:p>#DIV/0!</text:p>
          </table:table-cell>
          <table:table-cell table:formula="of:=(1/[.L8])*[.O3]*1000" office:value-type="float" office:value="10.526667854001" calcext:value-type="float">
            <text:p>10.526667854001</text:p>
          </table:table-cell>
          <table:table-cell table:formula="of:=1/([.P8]*0.001)" office:value-type="float" office:value="94.9968227239082" calcext:value-type="float">
            <text:p>94.9968227239082</text:p>
          </table:table-cell>
          <table:table-cell table:formula="of:=(1/[.L8])*[.L11]" office:value-type="float" office:value="150.831333561879" calcext:value-type="float">
            <text:p>150.831333561879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AM cycles</text:p>
          </table:table-cell>
          <table:table-cell office:value-type="string" calcext:value-type="string">
            <text:p>CPU cycles</text:p>
          </table:table-cell>
          <table:table-cell table:number-columns-repeated="8"/>
          <table:table-cell office:value-type="string" calcext:value-type="string">
            <text:p>RAM cycles</text:p>
          </table:table-cell>
          <table:table-cell office:value-type="string" calcext:value-type="string">
            <text:p>CPU cycles</text:p>
          </table:table-cell>
          <table:table-cell table:number-columns-repeated="7"/>
        </table:table-row>
        <table:table-row table:style-name="ro1">
          <table:table-cell office:value-type="float" office:value="13801" calcext:value-type="float">
            <text:p>13801</text:p>
          </table:table-cell>
          <table:table-cell table:formula="of:=[.A11]/2" office:value-type="float" office:value="6900.5" calcext:value-type="float">
            <text:p>6900.5</text:p>
          </table:table-cell>
          <table:table-cell table:number-columns-repeated="8"/>
          <table:table-cell office:value-type="float" office:value="17599" calcext:value-type="float">
            <text:p>17599</text:p>
          </table:table-cell>
          <table:table-cell table:formula="of:=[.K11]/2" office:value-type="float" office:value="8799.5" calcext:value-type="float">
            <text:p>8799.5</text:p>
          </table:table-cell>
          <table:table-cell table:number-columns-repeated="7"/>
        </table:table-row>
        <table:table-row table:style-name="ro1">
          <table:table-cell office:value-type="float" office:value="27605" calcext:value-type="float">
            <text:p>27605</text:p>
          </table:table-cell>
          <table:table-cell table:formula="of:=[.A12]/4" office:value-type="float" office:value="6901.25" calcext:value-type="float">
            <text:p>6901.25</text:p>
          </table:table-cell>
          <table:table-cell table:number-columns-repeated="8"/>
          <table:table-cell office:value-type="float" office:value="42219" calcext:value-type="float">
            <text:p>42219</text:p>
          </table:table-cell>
          <table:table-cell table:formula="of:=[.K12]/4" office:value-type="float" office:value="10554.75" calcext:value-type="float">
            <text:p>10554.75</text:p>
          </table:table-cell>
          <table:table-cell table:number-columns-repeated="7"/>
        </table:table-row>
        <table:table-row table:style-name="ro1">
          <table:table-cell office:value-type="float" office:value="41407" calcext:value-type="float">
            <text:p>41407</text:p>
          </table:table-cell>
          <table:table-cell table:formula="of:=[.A13]/8" office:value-type="float" office:value="5175.875" calcext:value-type="float">
            <text:p>5175.875</text:p>
          </table:table-cell>
          <table:table-cell table:number-columns-repeated="8"/>
          <table:table-cell office:value-type="float" office:value="67287" calcext:value-type="float">
            <text:p>67287</text:p>
          </table:table-cell>
          <table:table-cell table:formula="of:=[.K13]/8" office:value-type="float" office:value="8410.875" calcext:value-type="float">
            <text:p>8410.875</text:p>
          </table:table-cell>
          <table:table-cell table:number-columns-repeated="7"/>
        </table:table-row>
        <table:table-row table:style-name="ro1">
          <table:table-cell office:value-type="float" office:value="55209" calcext:value-type="float">
            <text:p>55209</text:p>
          </table:table-cell>
          <table:table-cell table:formula="of:=[.A14]/12" office:value-type="float" office:value="4600.75" calcext:value-type="float">
            <text:p>4600.75</text:p>
          </table:table-cell>
          <table:table-cell table:number-columns-repeated="8"/>
          <table:table-cell office:value-type="float" office:value="102559" calcext:value-type="float">
            <text:p>102559</text:p>
          </table:table-cell>
          <table:table-cell table:formula="of:=[.K14]/16" office:value-type="float" office:value="6409.9375" calcext:value-type="float">
            <text:p>6409.9375</text:p>
          </table:table-cell>
          <table:table-cell table:number-columns-repeated="7"/>
        </table:table-row>
        <table:table-row table:style-name="ro1">
          <table:table-cell office:value-type="float" office:value="69011" calcext:value-type="float">
            <text:p>69011</text:p>
          </table:table-cell>
          <table:table-cell table:formula="of:=[.A15]/16" office:value-type="float" office:value="4313.1875" calcext:value-type="float">
            <text:p>4313.1875</text:p>
          </table:table-cell>
          <table:table-cell table:number-columns-repeated="8"/>
          <table:table-cell office:value-type="float" office:value="120195" calcext:value-type="float">
            <text:p>120195</text:p>
          </table:table-cell>
          <table:table-cell table:formula="of:=[.K15]/20" office:value-type="float" office:value="6009.75" calcext:value-type="float">
            <text:p>6009.75</text:p>
          </table:table-cell>
          <table:table-cell table:number-columns-repeated="7"/>
        </table:table-row>
        <table:table-row table:style-name="ro1">
          <table:table-cell office:value-type="float" office:value="82813" calcext:value-type="float">
            <text:p>82813</text:p>
          </table:table-cell>
          <table:table-cell table:formula="of:=[.A16]/10" office:value-type="float" office:value="8281.3" calcext:value-type="float">
            <text:p>8281.3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9:51:00.972759378</meta:creation-date>
    <dc:date>2021-10-07T21:03:47.346830641</dc:date>
    <meta:editing-duration>PT11M24S</meta:editing-duration>
    <meta:editing-cycles>2</meta:editing-cycles>
    <meta:generator>LibreOffice/5.3.6.1$Linux_X86_64 LibreOffice_project/30$Build-1</meta:generator>
    <meta:document-statistic meta:table-count="1" meta:cell-count="142" meta:object-count="0"/>
  </office:meta>
</office:document-meta>
</file>